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>
            <text:p>Booking Number</text:p>
          </table:table-cell>
          <table:table-cell table:style-name="ce1" office:value-type="string">
            <text:p>Booked by </text:p>
          </table:table-cell>
          <table:table-cell table:style-name="ce1" office:value-type="string">
            <text:p>Guest name(s)</text:p>
          </table:table-cell>
          <table:table-cell table:style-name="ce1" office:value-type="string">
            <text:p>Check-in</text:p>
          </table:table-cell>
          <table:table-cell table:style-name="ce1" office:value-type="string">
            <text:p>Check-out</text:p>
          </table:table-cell>
          <table:table-cell table:style-name="ce1" office:value-type="string">
            <text:p>Booking Date</text:p>
          </table:table-cell>
          <table:table-cell table:style-name="ce1" office:value-type="string">
            <text:p>Status </text:p>
          </table:table-cell>
          <table:table-cell table:style-name="ce1" office:value-type="string">
            <text:p>Rooms</text:p>
          </table:table-cell>
          <table:table-cell table:style-name="ce1" office:value-type="string">
            <text:p>Person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Commission %</text:p>
          </table:table-cell>
          <table:table-cell table:style-name="ce1" office:value-type="string">
            <text:p>Commission amount </text:p>
          </table:table-cell>
          <table:table-cell table:style-name="ce1" office:value-type="string">
            <text:p>Remarks</text:p>
          </table:table-cell>
          <table:table-cell table:number-columns-repeated="243"/>
        </table:table-row>
        <table:table-row table:style-name="ro1">
          <table:table-cell office:value-type="float" office:value="1600674048">
            <text:p>1600674048</text:p>
          </table:table-cell>
          <table:table-cell office:value-type="string">
            <text:p>James, Rebecca</text:p>
          </table:table-cell>
          <table:table-cell office:value-type="string">
            <text:p>Rebecca James</text:p>
          </table:table-cell>
          <table:table-cell office:value-type="string">
            <text:p>2017-06-07</text:p>
          </table:table-cell>
          <table:table-cell office:value-type="string">
            <text:p>2017-06-11</text:p>
          </table:table-cell>
          <table:table-cell office:value-type="string">
            <text:p>2017-06-06 21:28:08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520 USD</text:p>
          </table:table-cell>
          <table:table-cell office:value-type="float" office:value="15">
            <text:p>15</text:p>
          </table:table-cell>
          <table:table-cell office:value-type="string">
            <text:p>78 USD</text:p>
          </table:table-cell>
          <table:table-cell table:number-columns-repeated="244"/>
        </table:table-row>
        <table:table-row table:style-name="ro2">
          <table:table-cell office:value-type="float" office:value="1868036266">
            <text:p>1868036266</text:p>
          </table:table-cell>
          <table:table-cell office:value-type="string">
            <text:p>Knowlton, Ann</text:p>
          </table:table-cell>
          <table:table-cell office:value-type="string">
            <text:p>Ann Knowlton</text:p>
          </table:table-cell>
          <table:table-cell office:value-type="string">
            <text:p>2017-06-09</text:p>
          </table:table-cell>
          <table:table-cell office:value-type="string">
            <text:p>2017-06-11</text:p>
          </table:table-cell>
          <table:table-cell office:value-type="string">
            <text:p>2017-06-07 01:22:12</text:p>
          </table:table-cell>
          <table:table-cell office:value-type="string">
            <text:p>o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90 USD</text:p>
          </table:table-cell>
          <table:table-cell office:value-type="float" office:value="15">
            <text:p>15</text:p>
          </table:table-cell>
          <table:table-cell office:value-type="string">
            <text:p>43.5 USD</text:p>
          </table:table-cell>
          <table:table-cell office:value-type="string">
            <text:p>Approximate time of arrival: between 18:00 and 19:00 hours </text:p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1558956033">
            <text:p>1558956033</text:p>
          </table:table-cell>
          <table:table-cell office:value-type="string">
            <text:p>Papini, Brian</text:p>
          </table:table-cell>
          <table:table-cell office:value-type="string">
            <text:p>Brian Papini</text:p>
          </table:table-cell>
          <table:table-cell office:value-type="string">
            <text:p>2017-06-10</text:p>
          </table:table-cell>
          <table:table-cell office:value-type="string">
            <text:p>2017-06-11</text:p>
          </table:table-cell>
          <table:table-cell office:value-type="string">
            <text:p>2017-06-06 22:04:31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45 USD</text:p>
          </table:table-cell>
          <table:table-cell office:value-type="float" office:value="15">
            <text:p>15</text:p>
          </table:table-cell>
          <table:table-cell office:value-type="string">
            <text:p>21.75 USD</text:p>
          </table:table-cell>
          <table:table-cell office:value-type="string">
            <text:p>We have 2 miniature daschounds that will be staying with us.</text:p>
          </table:table-cell>
          <table:table-cell table:number-columns-repeated="243"/>
        </table:table-row>
        <table:table-row table:style-name="ro1">
          <table:table-cell office:value-type="float" office:value="1669544104">
            <text:p>1669544104</text:p>
          </table:table-cell>
          <table:table-cell office:value-type="string">
            <text:p>HADEN, BOBBY</text:p>
          </table:table-cell>
          <table:table-cell office:value-type="string">
            <text:p>BOBBY HADEN</text:p>
          </table:table-cell>
          <table:table-cell office:value-type="string">
            <text:p>2017-06-10</text:p>
          </table:table-cell>
          <table:table-cell office:value-type="string">
            <text:p>2017-06-11</text:p>
          </table:table-cell>
          <table:table-cell office:value-type="string">
            <text:p>2017-06-01 17:03:41</text:p>
          </table:table-cell>
          <table:table-cell office:value-type="string">
            <text:p>cancelled_by_gues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45 USD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1346970369">
            <text:p>1346970369</text:p>
          </table:table-cell>
          <table:table-cell office:value-type="string">
            <text:p>Nelsen, linda</text:p>
          </table:table-cell>
          <table:table-cell office:value-type="string">
            <text:p>linda Nelsen</text:p>
          </table:table-cell>
          <table:table-cell office:value-type="string">
            <text:p>2017-06-16</text:p>
          </table:table-cell>
          <table:table-cell office:value-type="string">
            <text:p>2017-06-18</text:p>
          </table:table-cell>
          <table:table-cell office:value-type="string">
            <text:p>2017-06-03 00:54:28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90 USD</text:p>
          </table:table-cell>
          <table:table-cell office:value-type="float" office:value="15">
            <text:p>15</text:p>
          </table:table-cell>
          <table:table-cell office:value-type="string">
            <text:p>43.5 USD</text:p>
          </table:table-cell>
          <table:table-cell office:value-type="string">
            <text:p>You have a booker that prefers communication by phone</text:p>
          </table:table-cell>
          <table:table-cell table:number-columns-repeated="243"/>
        </table:table-row>
        <table:table-row table:style-name="ro1">
          <table:table-cell office:value-type="float" office:value="1516613627">
            <text:p>1516613627</text:p>
          </table:table-cell>
          <table:table-cell office:value-type="string">
            <text:p>Schwalm, Desiree</text:p>
          </table:table-cell>
          <table:table-cell office:value-type="string">
            <text:p>Desiree <text:s/>Schwalm </text:p>
          </table:table-cell>
          <table:table-cell office:value-type="string">
            <text:p>2017-06-16</text:p>
          </table:table-cell>
          <table:table-cell office:value-type="string">
            <text:p>2017-06-18</text:p>
          </table:table-cell>
          <table:table-cell office:value-type="string">
            <text:p>2017-06-04 21:24:31</text:p>
          </table:table-cell>
          <table:table-cell office:value-type="string">
            <text:p>cancelled_by_gues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630 USD</text:p>
          </table:table-cell>
          <table:table-cell office:value-type="float" office:value="15">
            <text:p>15</text:p>
          </table:table-cell>
          <table:table-cell table:number-columns-repeated="245"/>
        </table:table-row>
        <table:table-row table:style-name="ro2">
          <table:table-cell office:value-type="float" office:value="2035897444">
            <text:p>2035897444</text:p>
          </table:table-cell>
          <table:table-cell office:value-type="string">
            <text:p>peterson, john</text:p>
          </table:table-cell>
          <table:table-cell office:value-type="string">
            <text:p>john peterson</text:p>
          </table:table-cell>
          <table:table-cell office:value-type="string">
            <text:p>2017-06-16</text:p>
          </table:table-cell>
          <table:table-cell office:value-type="string">
            <text:p>2017-06-18</text:p>
          </table:table-cell>
          <table:table-cell office:value-type="string">
            <text:p>2017-06-06 04:15:23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310 USD</text:p>
          </table:table-cell>
          <table:table-cell office:value-type="float" office:value="15">
            <text:p>15</text:p>
          </table:table-cell>
          <table:table-cell office:value-type="string">
            <text:p>46.5 USD</text:p>
          </table:table-cell>
          <table:table-cell office:value-type="string">
            <text:p>Approximate time of arrival: between 14:00 and 15:00 hours </text:p>
            <text:p>You have a booker that prefers communication by email</text:p>
          </table:table-cell>
          <table:table-cell table:number-columns-repeated="243"/>
        </table:table-row>
        <table:table-row table:style-name="ro2">
          <table:table-cell office:value-type="float" office:value="1120838596">
            <text:p>1120838596</text:p>
          </table:table-cell>
          <table:table-cell office:value-type="string">
            <text:p>Stoll, Kristi</text:p>
          </table:table-cell>
          <table:table-cell office:value-type="string">
            <text:p>Kristi Stoll</text:p>
          </table:table-cell>
          <table:table-cell office:value-type="string">
            <text:p>2017-06-22</text:p>
          </table:table-cell>
          <table:table-cell office:value-type="string">
            <text:p>2017-06-24</text:p>
          </table:table-cell>
          <table:table-cell office:value-type="string">
            <text:p>2017-06-06 21:19:24</text:p>
          </table:table-cell>
          <table:table-cell office:value-type="string">
            <text:p>cancelled_by_gu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60 USD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You have a booker that prefers communication by email</text:p>
            <text:p>We would love a nice room with a great view that is also quiet. Thank you so much!! :)</text:p>
          </table:table-cell>
          <table:table-cell table:number-columns-repeated="243"/>
        </table:table-row>
        <table:table-row table:style-name="ro2">
          <table:table-cell office:value-type="float" office:value="1065507845">
            <text:p>1065507845</text:p>
          </table:table-cell>
          <table:table-cell office:value-type="string">
            <text:p>Lofstrom, Cherry</text:p>
          </table:table-cell>
          <table:table-cell office:value-type="string">
            <text:p>Cherry Lofstrom</text:p>
          </table:table-cell>
          <table:table-cell office:value-type="string">
            <text:p>2017-06-23</text:p>
          </table:table-cell>
          <table:table-cell office:value-type="string">
            <text:p>2017-06-25</text:p>
          </table:table-cell>
          <table:table-cell office:value-type="string">
            <text:p>2017-06-01 16:46:18</text:p>
          </table:table-cell>
          <table:table-cell office:value-type="string">
            <text:p>o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90 USD</text:p>
          </table:table-cell>
          <table:table-cell office:value-type="float" office:value="15">
            <text:p>15</text:p>
          </table:table-cell>
          <table:table-cell office:value-type="string">
            <text:p>43.5 USD</text:p>
          </table:table-cell>
          <table:table-cell office:value-type="string">
            <text:p>Approximate time of arrival: between 18:00 and 19:00 hours </text:p>
            <text:p>You have a booker that prefers communication by phone</text:p>
          </table:table-cell>
          <table:table-cell table:number-columns-repeated="243"/>
        </table:table-row>
        <table:table-row table:style-name="ro3">
          <table:table-cell office:value-type="float" office:value="1361910794">
            <text:p>1361910794</text:p>
          </table:table-cell>
          <table:table-cell office:value-type="string">
            <text:p>Pascuzzi, Encarnita</text:p>
          </table:table-cell>
          <table:table-cell office:value-type="string">
            <text:p>Encarnita Pascuzzi</text:p>
          </table:table-cell>
          <table:table-cell office:value-type="string">
            <text:p>2017-06-23</text:p>
          </table:table-cell>
          <table:table-cell office:value-type="string">
            <text:p>2017-06-26</text:p>
          </table:table-cell>
          <table:table-cell office:value-type="string">
            <text:p>2017-06-01 19:47:29</text:p>
          </table:table-cell>
          <table:table-cell office:value-type="string">
            <text:p>cancelled_by_gues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35 USD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I&amp;#39;m traveling for business and I might use a business credit card.</text:p>
            <text:p><text:s/>Approximate time of arrival: between 09:00 and 10:00 hours </text:p>
            <text:p>You have a booker that prefers communication by email</text:p>
          </table:table-cell>
          <table:table-cell table:number-columns-repeated="243"/>
        </table:table-row>
        <table:table-row table:style-name="ro2">
          <table:table-cell office:value-type="float" office:value="1362060631">
            <text:p>1362060631</text:p>
          </table:table-cell>
          <table:table-cell office:value-type="string">
            <text:p>Chan, YaYun</text:p>
          </table:table-cell>
          <table:table-cell office:value-type="string">
            <text:p>Yessenia Chan;Che Yun Chan;So Sum Daphne Chan</text:p>
          </table:table-cell>
          <table:table-cell office:value-type="string">
            <text:p>2017-06-23</text:p>
          </table:table-cell>
          <table:table-cell office:value-type="string">
            <text:p>2017-06-25</text:p>
          </table:table-cell>
          <table:table-cell office:value-type="string">
            <text:p>2017-06-04 21:44:04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630 USD</text:p>
          </table:table-cell>
          <table:table-cell office:value-type="float" office:value="15">
            <text:p>15</text:p>
          </table:table-cell>
          <table:table-cell office:value-type="string">
            <text:p>94.5 USD</text:p>
          </table:table-cell>
          <table:table-cell office:value-type="string">
            <text:p>You have a booker that prefers communication by email</text:p>
            <text:p>Plz confirm that we are allowed to bring a pet, he is a lab 45lbs.</text:p>
          </table:table-cell>
          <table:table-cell table:number-columns-repeated="243"/>
        </table:table-row>
        <table:table-row table:style-name="ro2">
          <table:table-cell office:value-type="float" office:value="1584941695">
            <text:p>1584941695</text:p>
          </table:table-cell>
          <table:table-cell office:value-type="string">
            <text:p>Thomas, Tanya</text:p>
          </table:table-cell>
          <table:table-cell office:value-type="string">
            <text:p>Tanya <text:s/>Thomas</text:p>
          </table:table-cell>
          <table:table-cell office:value-type="string">
            <text:p>2017-06-23</text:p>
          </table:table-cell>
          <table:table-cell office:value-type="string">
            <text:p>2017-06-25</text:p>
          </table:table-cell>
          <table:table-cell office:value-type="string">
            <text:p>2017-06-03 05:06:16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30 USD</text:p>
          </table:table-cell>
          <table:table-cell office:value-type="float" office:value="15">
            <text:p>15</text:p>
          </table:table-cell>
          <table:table-cell office:value-type="string">
            <text:p>49.5 USD</text:p>
          </table:table-cell>
          <table:table-cell office:value-type="string">
            <text:p>Approximate time of arrival: between 15:00 and 16:00 hours </text:p>
            <text:p>You have a booker that would like free parking. (based on availability)</text:p>
          </table:table-cell>
          <table:table-cell table:number-columns-repeated="243"/>
        </table:table-row>
        <table:table-row table:style-name="ro1">
          <table:table-cell office:value-type="float" office:value="1716314897">
            <text:p>1716314897</text:p>
          </table:table-cell>
          <table:table-cell office:value-type="string">
            <text:p>Shuck, Joseph</text:p>
          </table:table-cell>
          <table:table-cell office:value-type="string">
            <text:p>Joseph Shuck</text:p>
          </table:table-cell>
          <table:table-cell office:value-type="string">
            <text:p>2017-06-23</text:p>
          </table:table-cell>
          <table:table-cell office:value-type="string">
            <text:p>2017-06-25</text:p>
          </table:table-cell>
          <table:table-cell office:value-type="string">
            <text:p>2017-06-01 22:53:15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310 USD</text:p>
          </table:table-cell>
          <table:table-cell office:value-type="float" office:value="15">
            <text:p>15</text:p>
          </table:table-cell>
          <table:table-cell office:value-type="string">
            <text:p>46.5 USD</text:p>
          </table:table-cell>
          <table:table-cell office:value-type="string">
            <text:p>You have a booker that prefers communication by email</text:p>
          </table:table-cell>
          <table:table-cell table:number-columns-repeated="243"/>
        </table:table-row>
        <table:table-row table:style-name="ro2">
          <table:table-cell office:value-type="float" office:value="1771276433">
            <text:p>1771276433</text:p>
          </table:table-cell>
          <table:table-cell office:value-type="string">
            <text:p>Roper, Jacen</text:p>
          </table:table-cell>
          <table:table-cell office:value-type="string">
            <text:p>Jacen Roper</text:p>
          </table:table-cell>
          <table:table-cell office:value-type="string">
            <text:p>2017-06-23</text:p>
          </table:table-cell>
          <table:table-cell office:value-type="string">
            <text:p>2017-06-26</text:p>
          </table:table-cell>
          <table:table-cell office:value-type="string">
            <text:p>2017-05-31 23:40:52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35 USD</text:p>
          </table:table-cell>
          <table:table-cell office:value-type="float" office:value="15">
            <text:p>15</text:p>
          </table:table-cell>
          <table:table-cell office:value-type="string">
            <text:p>65.25 USD</text:p>
          </table:table-cell>
          <table:table-cell office:value-type="string">
            <text:p>Approximate time of arrival: between 12:00 and 13:00 hours </text:p>
            <text:p>You have a booker that prefers communication by email</text:p>
          </table:table-cell>
          <table:table-cell table:number-columns-repeated="243"/>
        </table:table-row>
        <table:table-row table:style-name="ro3">
          <table:table-cell office:value-type="float" office:value="1065504281">
            <text:p>1065504281</text:p>
          </table:table-cell>
          <table:table-cell office:value-type="string">
            <text:p>Green, Jana</text:p>
          </table:table-cell>
          <table:table-cell office:value-type="string">
            <text:p>Jana Green</text:p>
          </table:table-cell>
          <table:table-cell office:value-type="string">
            <text:p>2017-06-25</text:p>
          </table:table-cell>
          <table:table-cell office:value-type="string">
            <text:p>2017-06-27</text:p>
          </table:table-cell>
          <table:table-cell office:value-type="string">
            <text:p>2017-06-01 00:40:12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370 USD</text:p>
          </table:table-cell>
          <table:table-cell office:value-type="float" office:value="15">
            <text:p>15</text:p>
          </table:table-cell>
          <table:table-cell office:value-type="string">
            <text:p>55.5 USD</text:p>
          </table:table-cell>
          <table:table-cell office:value-type="string">
            <text:p>You have a booker that would like free parking. (based on availability)</text:p>
            <text:p/>
            <text:p>Is there smoking outside?</text:p>
          </table:table-cell>
          <table:table-cell table:number-columns-repeated="243"/>
        </table:table-row>
        <table:table-row table:style-name="ro1">
          <table:table-cell office:value-type="float" office:value="1525366564">
            <text:p>1525366564</text:p>
          </table:table-cell>
          <table:table-cell office:value-type="string">
            <text:p>FREEMAN, CHARLES</text:p>
          </table:table-cell>
          <table:table-cell office:value-type="string">
            <text:p>CHARLES FREEMAN</text:p>
          </table:table-cell>
          <table:table-cell office:value-type="string">
            <text:p>2017-06-26</text:p>
          </table:table-cell>
          <table:table-cell office:value-type="string">
            <text:p>2017-06-30</text:p>
          </table:table-cell>
          <table:table-cell office:value-type="string">
            <text:p>2017-06-06 05:38:27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580 USD</text:p>
          </table:table-cell>
          <table:table-cell office:value-type="float" office:value="15">
            <text:p>15</text:p>
          </table:table-cell>
          <table:table-cell office:value-type="string">
            <text:p>87 USD</text:p>
          </table:table-cell>
          <table:table-cell office:value-type="string">
            <text:p>You have a booker that would like free parking. (based on availability)</text:p>
          </table:table-cell>
          <table:table-cell table:number-columns-repeated="243"/>
        </table:table-row>
        <table:table-row table:style-name="ro1">
          <table:table-cell office:value-type="float" office:value="1277611253">
            <text:p>1277611253</text:p>
          </table:table-cell>
          <table:table-cell office:value-type="string">
            <text:p>Nepal, Hari</text:p>
          </table:table-cell>
          <table:table-cell office:value-type="string">
            <text:p>Hari Nepal</text:p>
          </table:table-cell>
          <table:table-cell office:value-type="string">
            <text:p>2017-06-27</text:p>
          </table:table-cell>
          <table:table-cell office:value-type="string">
            <text:p>2017-06-29</text:p>
          </table:table-cell>
          <table:table-cell office:value-type="string">
            <text:p>2017-06-06 04:35:52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60 USD</text:p>
          </table:table-cell>
          <table:table-cell office:value-type="float" office:value="15">
            <text:p>15</text:p>
          </table:table-cell>
          <table:table-cell office:value-type="string">
            <text:p>39 USD</text:p>
          </table:table-cell>
          <table:table-cell office:value-type="string"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1150950465">
            <text:p>1150950465</text:p>
          </table:table-cell>
          <table:table-cell office:value-type="string">
            <text:p>Pachner, Kelli</text:p>
          </table:table-cell>
          <table:table-cell office:value-type="string">
            <text:p>Kelli Pachner</text:p>
          </table:table-cell>
          <table:table-cell office:value-type="string">
            <text:p>2017-06-29</text:p>
          </table:table-cell>
          <table:table-cell office:value-type="string">
            <text:p>2017-07-07</text:p>
          </table:table-cell>
          <table:table-cell office:value-type="string">
            <text:p>2017-06-05 16:24:19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480 USD</text:p>
          </table:table-cell>
          <table:table-cell office:value-type="float" office:value="15">
            <text:p>15</text:p>
          </table:table-cell>
          <table:table-cell office:value-type="string">
            <text:p>222 USD</text:p>
          </table:table-cell>
          <table:table-cell office:value-type="string">
            <text:p>You have a booker that prefers communication by phone</text:p>
          </table:table-cell>
          <table:table-cell table:number-columns-repeated="243"/>
        </table:table-row>
        <table:table-row table:style-name="ro2">
          <table:table-cell office:value-type="float" office:value="1540200140">
            <text:p>1540200140</text:p>
          </table:table-cell>
          <table:table-cell office:value-type="string">
            <text:p>Hota, Aman</text:p>
          </table:table-cell>
          <table:table-cell office:value-type="string">
            <text:p>Aman Hota</text:p>
          </table:table-cell>
          <table:table-cell office:value-type="string">
            <text:p>2017-06-30</text:p>
          </table:table-cell>
          <table:table-cell office:value-type="string">
            <text:p>2017-07-03</text:p>
          </table:table-cell>
          <table:table-cell office:value-type="string">
            <text:p>2017-06-01 19:23:48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65 USD</text:p>
          </table:table-cell>
          <table:table-cell office:value-type="float" office:value="15">
            <text:p>15</text:p>
          </table:table-cell>
          <table:table-cell office:value-type="string">
            <text:p>69.75 USD</text:p>
          </table:table-cell>
          <table:table-cell office:value-type="string">
            <text:p>Approximate time of arrival: between 20:00 and 21:00 hours </text:p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1276208822">
            <text:p>1276208822</text:p>
          </table:table-cell>
          <table:table-cell office:value-type="string">
            <text:p>Diachuk, Olga</text:p>
          </table:table-cell>
          <table:table-cell office:value-type="string">
            <text:p>Olga Diachuk</text:p>
          </table:table-cell>
          <table:table-cell office:value-type="string">
            <text:p>2017-07-01</text:p>
          </table:table-cell>
          <table:table-cell office:value-type="string">
            <text:p>2017-07-04</text:p>
          </table:table-cell>
          <table:table-cell office:value-type="string">
            <text:p>2017-06-03 00:55:27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95 USD</text:p>
          </table:table-cell>
          <table:table-cell office:value-type="float" office:value="15">
            <text:p>15</text:p>
          </table:table-cell>
          <table:table-cell office:value-type="string">
            <text:p>74.25 USD</text:p>
          </table:table-cell>
          <table:table-cell office:value-type="string">
            <text:p>You have a booker that prefers communication by email</text:p>
          </table:table-cell>
          <table:table-cell table:number-columns-repeated="243"/>
        </table:table-row>
        <table:table-row table:style-name="ro2">
          <table:table-cell office:value-type="float" office:value="1724384266">
            <text:p>1724384266</text:p>
          </table:table-cell>
          <table:table-cell office:value-type="string">
            <text:p>Schwalm, Desiree</text:p>
          </table:table-cell>
          <table:table-cell office:value-type="string">
            <text:p>Desiree <text:s/>Schwalm </text:p>
          </table:table-cell>
          <table:table-cell office:value-type="string">
            <text:p>2017-07-01</text:p>
          </table:table-cell>
          <table:table-cell office:value-type="string">
            <text:p>2017-07-03</text:p>
          </table:table-cell>
          <table:table-cell office:value-type="string">
            <text:p>2017-06-01 23:13:56</text:p>
          </table:table-cell>
          <table:table-cell office:value-type="string">
            <text:p>cancelled_by_gues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630 USD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Approximate time of arrival: between 11:00 and 12:00 hours </text:p>
            <text:p>You have a booker that prefers communication by phone</text:p>
          </table:table-cell>
          <table:table-cell table:number-columns-repeated="243"/>
        </table:table-row>
        <table:table-row table:style-name="ro3">
          <table:table-cell office:value-type="float" office:value="1849068878">
            <text:p>1849068878</text:p>
          </table:table-cell>
          <table:table-cell office:value-type="string">
            <text:p>Goldsmith, Jeremy</text:p>
          </table:table-cell>
          <table:table-cell office:value-type="string">
            <text:p>Jeremy Goldsmith</text:p>
          </table:table-cell>
          <table:table-cell office:value-type="string">
            <text:p>2017-07-01</text:p>
          </table:table-cell>
          <table:table-cell office:value-type="string">
            <text:p>2017-07-04</text:p>
          </table:table-cell>
          <table:table-cell office:value-type="string">
            <text:p>2017-06-01 03:30:11</text:p>
          </table:table-cell>
          <table:table-cell office:value-type="string">
            <text:p>cancelled_by_gues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25 USD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I&amp;#39;m traveling for business and I might use a business credit card.</text:p>
            <text:p><text:s/>Approximate time of arrival: between 14:00 and 15:00 hours </text:p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1919159565">
            <text:p>1919159565</text:p>
          </table:table-cell>
          <table:table-cell office:value-type="string">
            <text:p>Shanmugavadivel, Karthikeyan</text:p>
          </table:table-cell>
          <table:table-cell office:value-type="string">
            <text:p>Karthikeyan Shanmugavadivel</text:p>
          </table:table-cell>
          <table:table-cell office:value-type="string">
            <text:p>2017-07-01</text:p>
          </table:table-cell>
          <table:table-cell office:value-type="string">
            <text:p>2017-07-03</text:p>
          </table:table-cell>
          <table:table-cell office:value-type="string">
            <text:p>2017-06-01 04:55:34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90 USD</text:p>
          </table:table-cell>
          <table:table-cell office:value-type="float" office:value="15">
            <text:p>15</text:p>
          </table:table-cell>
          <table:table-cell office:value-type="string">
            <text:p>43.5 USD</text:p>
          </table:table-cell>
          <table:table-cell office:value-type="string">
            <text:p>You have a booker that prefers communication by email</text:p>
          </table:table-cell>
          <table:table-cell table:number-columns-repeated="243"/>
        </table:table-row>
        <table:table-row table:style-name="ro2">
          <table:table-cell office:value-type="float" office:value="1480632756">
            <text:p>1480632756</text:p>
          </table:table-cell>
          <table:table-cell office:value-type="string">
            <text:p>Markotter, Wanda</text:p>
          </table:table-cell>
          <table:table-cell office:value-type="string">
            <text:p>Wanda Markotter</text:p>
          </table:table-cell>
          <table:table-cell office:value-type="string">
            <text:p>2017-07-02</text:p>
          </table:table-cell>
          <table:table-cell office:value-type="string">
            <text:p>2017-07-05</text:p>
          </table:table-cell>
          <table:table-cell office:value-type="string">
            <text:p>2017-06-03 10:38:27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945 USD</text:p>
          </table:table-cell>
          <table:table-cell office:value-type="float" office:value="15">
            <text:p>15</text:p>
          </table:table-cell>
          <table:table-cell office:value-type="string">
            <text:p>141.75 USD</text:p>
          </table:table-cell>
          <table:table-cell office:value-type="string">
            <text:p>I&amp;#39;m traveling for business and I might use a business credit card.</text:p>
            <text:p>You have a booker that prefers communication by email</text:p>
          </table:table-cell>
          <table:table-cell table:number-columns-repeated="243"/>
        </table:table-row>
        <table:table-row table:style-name="ro2">
          <table:table-cell office:value-type="float" office:value="1936424490">
            <text:p>1936424490</text:p>
          </table:table-cell>
          <table:table-cell office:value-type="string">
            <text:p>Markotter, Wanda</text:p>
          </table:table-cell>
          <table:table-cell office:value-type="string">
            <text:p>Wanda Markotter</text:p>
          </table:table-cell>
          <table:table-cell office:value-type="string">
            <text:p>2017-07-02</text:p>
          </table:table-cell>
          <table:table-cell office:value-type="string">
            <text:p>2017-07-05</text:p>
          </table:table-cell>
          <table:table-cell office:value-type="string">
            <text:p>2017-06-02 12:19:53</text:p>
          </table:table-cell>
          <table:table-cell office:value-type="string">
            <text:p>cancelled_by_gues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945 USD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I&amp;#39;m traveling for business and I might use a business credit card.</text:p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1289646030">
            <text:p>1289646030</text:p>
          </table:table-cell>
          <table:table-cell office:value-type="string">
            <text:p>Chavarria, Consuelo</text:p>
          </table:table-cell>
          <table:table-cell office:value-type="string">
            <text:p>Consuelo Chavarria</text:p>
          </table:table-cell>
          <table:table-cell office:value-type="string">
            <text:p>2017-07-03</text:p>
          </table:table-cell>
          <table:table-cell office:value-type="string">
            <text:p>2017-07-05</text:p>
          </table:table-cell>
          <table:table-cell office:value-type="string">
            <text:p>2017-06-02 01:50:09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90 USD</text:p>
          </table:table-cell>
          <table:table-cell office:value-type="float" office:value="15">
            <text:p>15</text:p>
          </table:table-cell>
          <table:table-cell office:value-type="string">
            <text:p>43.5 USD</text:p>
          </table:table-cell>
          <table:table-cell office:value-type="string">
            <text:p>You have a booker that would like free parking. (based on availability)</text:p>
          </table:table-cell>
          <table:table-cell table:number-columns-repeated="243"/>
        </table:table-row>
        <table:table-row table:style-name="ro1">
          <table:table-cell office:value-type="float" office:value="1529786552">
            <text:p>1529786552</text:p>
          </table:table-cell>
          <table:table-cell office:value-type="string">
            <text:p>Kile, Teresa</text:p>
          </table:table-cell>
          <table:table-cell office:value-type="string">
            <text:p>Teresa Kile</text:p>
          </table:table-cell>
          <table:table-cell office:value-type="string">
            <text:p>2017-07-03</text:p>
          </table:table-cell>
          <table:table-cell office:value-type="string">
            <text:p>2017-07-07</text:p>
          </table:table-cell>
          <table:table-cell office:value-type="string">
            <text:p>2017-06-06 03:18:41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620 USD</text:p>
          </table:table-cell>
          <table:table-cell office:value-type="float" office:value="15">
            <text:p>15</text:p>
          </table:table-cell>
          <table:table-cell office:value-type="string">
            <text:p>93 USD</text:p>
          </table:table-cell>
          <table:table-cell office:value-type="string">
            <text:p>You have a booker that prefers communication by email</text:p>
          </table:table-cell>
          <table:table-cell table:number-columns-repeated="243"/>
        </table:table-row>
        <table:table-row table:style-name="ro2">
          <table:table-cell office:value-type="float" office:value="1490387834">
            <text:p>1490387834</text:p>
          </table:table-cell>
          <table:table-cell office:value-type="string">
            <text:p>Martin, Ryan</text:p>
          </table:table-cell>
          <table:table-cell office:value-type="string">
            <text:p>Ryan Martin</text:p>
          </table:table-cell>
          <table:table-cell office:value-type="string">
            <text:p>2017-07-05</text:p>
          </table:table-cell>
          <table:table-cell office:value-type="string">
            <text:p>2017-07-08</text:p>
          </table:table-cell>
          <table:table-cell office:value-type="string">
            <text:p>2017-06-07 01:04:18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390 USD</text:p>
          </table:table-cell>
          <table:table-cell office:value-type="float" office:value="15">
            <text:p>15</text:p>
          </table:table-cell>
          <table:table-cell office:value-type="string">
            <text:p>58.5 USD</text:p>
          </table:table-cell>
          <table:table-cell office:value-type="string">
            <text:p>Approximate time of arrival: between 19:00 and 20:00 hours </text:p>
            <text:p>You have a booker that would like free parking. (based on availability)</text:p>
          </table:table-cell>
          <table:table-cell table:number-columns-repeated="243"/>
        </table:table-row>
        <table:table-row table:style-name="ro2">
          <table:table-cell office:value-type="float" office:value="1784265520">
            <text:p>1784265520</text:p>
          </table:table-cell>
          <table:table-cell office:value-type="string">
            <text:p>Kroeger, Linda</text:p>
          </table:table-cell>
          <table:table-cell office:value-type="string">
            <text:p>Linda Kroeger</text:p>
          </table:table-cell>
          <table:table-cell office:value-type="string">
            <text:p>2017-07-05</text:p>
          </table:table-cell>
          <table:table-cell office:value-type="string">
            <text:p>2017-07-09</text:p>
          </table:table-cell>
          <table:table-cell office:value-type="string">
            <text:p>2017-06-02 00:46:15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260 USD</text:p>
          </table:table-cell>
          <table:table-cell office:value-type="float" office:value="15">
            <text:p>15</text:p>
          </table:table-cell>
          <table:table-cell office:value-type="string">
            <text:p>189 USD</text:p>
          </table:table-cell>
          <table:table-cell office:value-type="string">
            <text:p>Approximate time of arrival: between 14:00 and 15:00 hours </text:p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2065156596">
            <text:p>2065156596</text:p>
          </table:table-cell>
          <table:table-cell office:value-type="string">
            <text:p>Curtis, Patricia</text:p>
          </table:table-cell>
          <table:table-cell office:value-type="string">
            <text:p>Patricia Curtis</text:p>
          </table:table-cell>
          <table:table-cell office:value-type="string">
            <text:p>2017-07-08</text:p>
          </table:table-cell>
          <table:table-cell office:value-type="string">
            <text:p>2017-07-11</text:p>
          </table:table-cell>
          <table:table-cell office:value-type="string">
            <text:p>2017-06-07 03:26:57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35 USD</text:p>
          </table:table-cell>
          <table:table-cell office:value-type="float" office:value="15">
            <text:p>15</text:p>
          </table:table-cell>
          <table:table-cell office:value-type="string">
            <text:p>65.25 USD</text:p>
          </table:table-cell>
          <table:table-cell office:value-type="string"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1529718572">
            <text:p>1529718572</text:p>
          </table:table-cell>
          <table:table-cell office:value-type="string">
            <text:p>Hakar, Debra</text:p>
          </table:table-cell>
          <table:table-cell office:value-type="string">
            <text:p>Debra Hakar</text:p>
          </table:table-cell>
          <table:table-cell office:value-type="string">
            <text:p>2017-07-09</text:p>
          </table:table-cell>
          <table:table-cell office:value-type="string">
            <text:p>2017-07-11</text:p>
          </table:table-cell>
          <table:table-cell office:value-type="string">
            <text:p>2017-06-05 22:43:34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60 USD</text:p>
          </table:table-cell>
          <table:table-cell office:value-type="float" office:value="15">
            <text:p>15</text:p>
          </table:table-cell>
          <table:table-cell office:value-type="string">
            <text:p>39 USD</text:p>
          </table:table-cell>
          <table:table-cell office:value-type="string">
            <text:p>You have a booker that prefers communication by email</text:p>
          </table:table-cell>
          <table:table-cell table:number-columns-repeated="243"/>
        </table:table-row>
        <table:table-row table:style-name="ro2">
          <table:table-cell office:value-type="float" office:value="1159618525">
            <text:p>1159618525</text:p>
          </table:table-cell>
          <table:table-cell office:value-type="string">
            <text:p>Johnson, Eric</text:p>
          </table:table-cell>
          <table:table-cell office:value-type="string">
            <text:p>Eric Johnson</text:p>
          </table:table-cell>
          <table:table-cell office:value-type="string">
            <text:p>2017-07-10</text:p>
          </table:table-cell>
          <table:table-cell office:value-type="string">
            <text:p>2017-07-14</text:p>
          </table:table-cell>
          <table:table-cell office:value-type="string">
            <text:p>2017-06-02 04:14:51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60 USD</text:p>
          </table:table-cell>
          <table:table-cell office:value-type="float" office:value="15">
            <text:p>15</text:p>
          </table:table-cell>
          <table:table-cell office:value-type="string">
            <text:p>99 USD</text:p>
          </table:table-cell>
          <table:table-cell office:value-type="string">
            <text:p>Approximate time of arrival: between 17:00 and 18:00 hours </text:p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1853235506">
            <text:p>1853235506</text:p>
          </table:table-cell>
          <table:table-cell office:value-type="string">
            <text:p>richardson, Lance</text:p>
          </table:table-cell>
          <table:table-cell/>
          <table:table-cell office:value-type="string">
            <text:p>2017-07-11</text:p>
          </table:table-cell>
          <table:table-cell office:value-type="string">
            <text:p>2017-07-13</text:p>
          </table:table-cell>
          <table:table-cell office:value-type="string">
            <text:p>2017-06-05 18:24:14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60 USD</text:p>
          </table:table-cell>
          <table:table-cell office:value-type="float" office:value="15">
            <text:p>15</text:p>
          </table:table-cell>
          <table:table-cell office:value-type="string">
            <text:p>39 USD</text:p>
          </table:table-cell>
          <table:table-cell table:number-columns-repeated="244"/>
        </table:table-row>
        <table:table-row table:style-name="ro1">
          <table:table-cell office:value-type="float" office:value="1034229994">
            <text:p>1034229994</text:p>
          </table:table-cell>
          <table:table-cell office:value-type="string">
            <text:p>Robertson, Taylor</text:p>
          </table:table-cell>
          <table:table-cell/>
          <table:table-cell office:value-type="string">
            <text:p>2017-07-14</text:p>
          </table:table-cell>
          <table:table-cell office:value-type="string">
            <text:p>2017-07-16</text:p>
          </table:table-cell>
          <table:table-cell office:value-type="string">
            <text:p>2017-06-04 21:57:15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90 USD</text:p>
          </table:table-cell>
          <table:table-cell office:value-type="float" office:value="15">
            <text:p>15</text:p>
          </table:table-cell>
          <table:table-cell office:value-type="string">
            <text:p>43.5 USD</text:p>
          </table:table-cell>
          <table:table-cell table:number-columns-repeated="244"/>
        </table:table-row>
        <table:table-row table:style-name="ro1">
          <table:table-cell office:value-type="float" office:value="2047390051">
            <text:p>2047390051</text:p>
          </table:table-cell>
          <table:table-cell office:value-type="string">
            <text:p>Garcia, Vanessa</text:p>
          </table:table-cell>
          <table:table-cell office:value-type="string">
            <text:p>Vanessa Garcia</text:p>
          </table:table-cell>
          <table:table-cell office:value-type="string">
            <text:p>2017-07-16</text:p>
          </table:table-cell>
          <table:table-cell office:value-type="string">
            <text:p>2017-07-19</text:p>
          </table:table-cell>
          <table:table-cell office:value-type="string">
            <text:p>2017-06-02 23:34:44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35 USD</text:p>
          </table:table-cell>
          <table:table-cell office:value-type="float" office:value="15">
            <text:p>15</text:p>
          </table:table-cell>
          <table:table-cell office:value-type="string">
            <text:p>65.25 USD</text:p>
          </table:table-cell>
          <table:table-cell office:value-type="string">
            <text:p>You have a booker that would like free parking. (based on availability)</text:p>
          </table:table-cell>
          <table:table-cell table:number-columns-repeated="243"/>
        </table:table-row>
        <table:table-row table:style-name="ro1">
          <table:table-cell office:value-type="float" office:value="1197903266">
            <text:p>1197903266</text:p>
          </table:table-cell>
          <table:table-cell office:value-type="string">
            <text:p>Villanueva, Michael</text:p>
          </table:table-cell>
          <table:table-cell office:value-type="string">
            <text:p>Michael Villanueva</text:p>
          </table:table-cell>
          <table:table-cell office:value-type="string">
            <text:p>2017-07-20</text:p>
          </table:table-cell>
          <table:table-cell office:value-type="string">
            <text:p>2017-07-22</text:p>
          </table:table-cell>
          <table:table-cell office:value-type="string">
            <text:p>2017-06-03 00:21:07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630 USD</text:p>
          </table:table-cell>
          <table:table-cell office:value-type="float" office:value="15">
            <text:p>15</text:p>
          </table:table-cell>
          <table:table-cell office:value-type="string">
            <text:p>94.5 USD</text:p>
          </table:table-cell>
          <table:table-cell office:value-type="string">
            <text:p>You have a booker that would like free parking. (based on availability)</text:p>
          </table:table-cell>
          <table:table-cell table:number-columns-repeated="243"/>
        </table:table-row>
        <table:table-row table:style-name="ro1">
          <table:table-cell office:value-type="float" office:value="1065585580">
            <text:p>1065585580</text:p>
          </table:table-cell>
          <table:table-cell office:value-type="string">
            <text:p>Sterup, Jeffrey</text:p>
          </table:table-cell>
          <table:table-cell office:value-type="string">
            <text:p>Jeffrey Sterup</text:p>
          </table:table-cell>
          <table:table-cell office:value-type="string">
            <text:p>2017-07-21</text:p>
          </table:table-cell>
          <table:table-cell office:value-type="string">
            <text:p>2017-07-23</text:p>
          </table:table-cell>
          <table:table-cell office:value-type="string">
            <text:p>2017-06-01 14:19:22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90 USD</text:p>
          </table:table-cell>
          <table:table-cell office:value-type="float" office:value="15">
            <text:p>15</text:p>
          </table:table-cell>
          <table:table-cell office:value-type="string">
            <text:p>43.5 USD</text:p>
          </table:table-cell>
          <table:table-cell office:value-type="string">
            <text:p>You have a booker that would like free parking. (based on availability)</text:p>
          </table:table-cell>
          <table:table-cell table:number-columns-repeated="243"/>
        </table:table-row>
        <table:table-row table:style-name="ro2">
          <table:table-cell office:value-type="float" office:value="1258789416">
            <text:p>1258789416</text:p>
          </table:table-cell>
          <table:table-cell office:value-type="string">
            <text:p>Narasimhan, Nirmala</text:p>
          </table:table-cell>
          <table:table-cell office:value-type="string">
            <text:p>Nirmala Narasimhan</text:p>
          </table:table-cell>
          <table:table-cell office:value-type="string">
            <text:p>2017-07-23</text:p>
          </table:table-cell>
          <table:table-cell office:value-type="string">
            <text:p>2017-07-26</text:p>
          </table:table-cell>
          <table:table-cell office:value-type="string">
            <text:p>2017-06-05 18:01:39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945 USD</text:p>
          </table:table-cell>
          <table:table-cell office:value-type="float" office:value="15">
            <text:p>15</text:p>
          </table:table-cell>
          <table:table-cell office:value-type="string">
            <text:p>141.75 USD</text:p>
          </table:table-cell>
          <table:table-cell office:value-type="string">
            <text:p>Approximate time of arrival: between 13:00 and 14:00 hours </text:p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1357716307">
            <text:p>1357716307</text:p>
          </table:table-cell>
          <table:table-cell office:value-type="string">
            <text:p>Church, Gregory</text:p>
          </table:table-cell>
          <table:table-cell office:value-type="string">
            <text:p>Gregory Church</text:p>
          </table:table-cell>
          <table:table-cell office:value-type="string">
            <text:p>2017-07-30</text:p>
          </table:table-cell>
          <table:table-cell office:value-type="string">
            <text:p>2017-08-01</text:p>
          </table:table-cell>
          <table:table-cell office:value-type="string">
            <text:p>2017-06-03 21:43:36</text:p>
          </table:table-cell>
          <table:table-cell office:value-type="string">
            <text:p>cancelled_by_gues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90 USD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1120884797">
            <text:p>1120884797</text:p>
          </table:table-cell>
          <table:table-cell office:value-type="string">
            <text:p>Buel, Stephanie</text:p>
          </table:table-cell>
          <table:table-cell office:value-type="string">
            <text:p>Stephanie Buel</text:p>
          </table:table-cell>
          <table:table-cell office:value-type="string">
            <text:p>2017-08-01</text:p>
          </table:table-cell>
          <table:table-cell office:value-type="string">
            <text:p>2017-08-05</text:p>
          </table:table-cell>
          <table:table-cell office:value-type="string">
            <text:p>2017-06-07 00:05:19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520 USD</text:p>
          </table:table-cell>
          <table:table-cell office:value-type="float" office:value="15">
            <text:p>15</text:p>
          </table:table-cell>
          <table:table-cell office:value-type="string">
            <text:p>78 USD</text:p>
          </table:table-cell>
          <table:table-cell office:value-type="string">
            <text:p>You have a booker that prefers communication by email</text:p>
          </table:table-cell>
          <table:table-cell table:number-columns-repeated="243"/>
        </table:table-row>
        <table:table-row table:style-name="ro1">
          <table:table-cell office:value-type="float" office:value="1438534254">
            <text:p>1438534254</text:p>
          </table:table-cell>
          <table:table-cell office:value-type="string">
            <text:p>singh, vinay</text:p>
          </table:table-cell>
          <table:table-cell office:value-type="string">
            <text:p>vinay singh</text:p>
          </table:table-cell>
          <table:table-cell office:value-type="string">
            <text:p>2017-08-01</text:p>
          </table:table-cell>
          <table:table-cell office:value-type="string">
            <text:p>2017-08-03</text:p>
          </table:table-cell>
          <table:table-cell office:value-type="string">
            <text:p>2017-06-07 01:14:12</text:p>
          </table:table-cell>
          <table:table-cell office:value-type="string">
            <text:p>cancelled_by_gues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90 USD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You have a booker that prefers communication by email</text:p>
          </table:table-cell>
          <table:table-cell table:number-columns-repeated="243"/>
        </table:table-row>
        <table:table-row table:style-name="ro2">
          <table:table-cell office:value-type="float" office:value="1853252311">
            <text:p>1853252311</text:p>
          </table:table-cell>
          <table:table-cell office:value-type="string">
            <text:p>Clark, Virginia</text:p>
          </table:table-cell>
          <table:table-cell office:value-type="string">
            <text:p>Virginia Clark</text:p>
          </table:table-cell>
          <table:table-cell office:value-type="string">
            <text:p>2017-08-10</text:p>
          </table:table-cell>
          <table:table-cell office:value-type="string">
            <text:p>2017-08-13</text:p>
          </table:table-cell>
          <table:table-cell office:value-type="string">
            <text:p>2017-06-06 03:09:18</text:p>
          </table:table-cell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390 USD</text:p>
          </table:table-cell>
          <table:table-cell office:value-type="float" office:value="15">
            <text:p>15</text:p>
          </table:table-cell>
          <table:table-cell office:value-type="string">
            <text:p>58.5 USD</text:p>
          </table:table-cell>
          <table:table-cell office:value-type="string">
            <text:p>You have a booker that prefers communication by phone</text:p>
            <text:p>I stayed here last year when I raced the Rocky Mountain Half. I loved it. So I am bringing along two other friends. They will love it here as well!</text:p>
          </table:table-cell>
          <table:table-cell table:number-columns-repeated="243"/>
        </table:table-row>
        <table:table-row table:style-name="ro1">
          <table:table-cell office:value-type="float" office:value="1756807815">
            <text:p>1756807815</text:p>
          </table:table-cell>
          <table:table-cell office:value-type="string">
            <text:p>Koeltzow, Johnathan</text:p>
          </table:table-cell>
          <table:table-cell office:value-type="string">
            <text:p>Johnathan Koeltzow</text:p>
          </table:table-cell>
          <table:table-cell office:value-type="string">
            <text:p>2017-08-11</text:p>
          </table:table-cell>
          <table:table-cell office:value-type="string">
            <text:p>2017-08-13</text:p>
          </table:table-cell>
          <table:table-cell office:value-type="string">
            <text:p>2017-06-02 06:19:00</text:p>
          </table:table-cell>
          <table:table-cell office:value-type="string">
            <text:p>cancelled_by_gu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90 USD</text:p>
          </table:table-cell>
          <table:table-cell office:value-type="float" office:value="15">
            <text:p>15</text:p>
          </table:table-cell>
          <table:table-cell table:number-columns-repeated="245"/>
        </table:table-row>
        <table:table-row table:style-name="ro1">
          <table:table-cell office:value-type="float" office:value="1034276945">
            <text:p>1034276945</text:p>
          </table:table-cell>
          <table:table-cell office:value-type="string">
            <text:p>mitchell, susannah</text:p>
          </table:table-cell>
          <table:table-cell/>
          <table:table-cell office:value-type="string">
            <text:p>2017-08-31</text:p>
          </table:table-cell>
          <table:table-cell office:value-type="string">
            <text:p>2017-09-03</text:p>
          </table:table-cell>
          <table:table-cell office:value-type="string">
            <text:p>2017-06-04 22:48:34</text:p>
          </table:table-cell>
          <table:table-cell office:value-type="string">
            <text:p>cancelled_by_gues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35 USD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You have a booker that would like free parking. (based on availability)</text:p>
          </table:table-cell>
          <table:table-cell table:number-columns-repeated="243"/>
        </table:table-row>
        <table:table-row table:style-name="ro1">
          <table:table-cell office:value-type="float" office:value="1489205592">
            <text:p>1489205592</text:p>
          </table:table-cell>
          <table:table-cell office:value-type="string">
            <text:p>Featherstun, Todd</text:p>
          </table:table-cell>
          <table:table-cell office:value-type="string">
            <text:p>Todd Featherstun</text:p>
          </table:table-cell>
          <table:table-cell office:value-type="string">
            <text:p>2017-09-08</text:p>
          </table:table-cell>
          <table:table-cell office:value-type="string">
            <text:p>2017-09-10</text:p>
          </table:table-cell>
          <table:table-cell office:value-type="string">
            <text:p>2017-06-02 14:35:31</text:p>
          </table:table-cell>
          <table:table-cell office:value-type="string">
            <text:p>o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90 USD</text:p>
          </table:table-cell>
          <table:table-cell office:value-type="float" office:value="15">
            <text:p>15</text:p>
          </table:table-cell>
          <table:table-cell office:value-type="string">
            <text:p>43.5 USD</text:p>
          </table:table-cell>
          <table:table-cell office:value-type="string">
            <text:p>You have a booker that prefers communication by email</text:p>
          </table:table-cell>
          <table:table-cell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 style:print="charts drawings grid objects zero-value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6/06/2017</text:date>, <text:time>21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9" meta:object-count="0"/>
    <meta:generator>OpenOffice/4.1.3$Unix OpenOffice.org_project/413m1$Build-9783</meta:generator>
  </office:meta>
</office:document-meta>
</file>